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283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ugs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table:number-columns-spanned="1024" table:number-rows-spanned="1">
            <text:p>Bugs</text:p>
          </table:table-cell>
          <table:covered-table-cell table:number-columns-repeated="3"/>
          <table:covered-table-cell table:style-name="ce3"/>
          <table:covered-table-cell table:style-name="Default"/>
          <table:covered-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Bug No.</text:p>
          </table:table-cell>
          <table:table-cell office:value-type="string">
            <text:p>Status</text:p>
          </table:table-cell>
          <table:table-cell office:value-type="string">
            <text:p>Severity</text:p>
          </table:table-cell>
          <table:table-cell office:value-type="string">
            <text:p>Description</text:p>
          </table:table-cell>
          <table:table-cell table:style-name="Default" office:value-type="string">
            <text:p>Steps to Reproduce</text:p>
          </table:table-cell>
          <table:table-cell table:style-name="ce4" office:value-type="string">
            <text:p>Reported On</text:p>
          </table:table-cell>
          <table:table-cell office:value-type="string">
            <text:p>Fixed On</text:p>
          </table:table-cell>
          <table:table-cell office:value-type="string">
            <text:p>Efforts Spent (Hrs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  <table:table-cell office:value-type="string">
            <text:p>Closing Window does not trigger Warning dialog in case when a image is annotated and not saved</text:p>
          </table:table-cell>
          <table:table-cell/>
          <table:table-cell office:value-type="date" office:date-value="2012-08-13">
            <text:p>08/13/12</text:p>
          </table:table-cell>
          <table:table-cell table:style-name="ce5" office:value-type="date" office:date-value="2012-08-13">
            <text:p>08/13/12</text:p>
          </table:table-cell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  <table:table-cell office:value-type="string">
            <text:p>Rect Item selection boxes are different to that of Circle item</text:p>
          </table:table-cell>
          <table:table-cell/>
          <table:table-cell office:value-type="date" office:date-value="2012-08-13">
            <text:p>08/13/12</text:p>
          </table:table-cell>
          <table:table-cell table:style-name="ce5" office:value-type="date" office:date-value="2012-08-13">
            <text:p>08/13/12</text:p>
          </table:table-cell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Arrow Item Selection boxes come up during drawing, appear at wrong places and are not colored properly</text:p>
          </table:table-cell>
          <table:table-cell/>
          <table:table-cell office:value-type="date" office:date-value="2012-08-13">
            <text:p>08/13/12</text:p>
          </table:table-cell>
          <table:table-cell table:number-columns-repeated="1018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Mouse icon changes while selecting items</text:p>
          </table:table-cell>
          <table:table-cell office:value-type="string">
            <text:p>a) Draw some rectangles</text:p>
            <text:p>b) Use Select tool</text:p>
            <text:p>c) Select rectangles </text:p>
          </table:table-cell>
          <table:table-cell office:value-type="date" office:date-value="2012-08-13">
            <text:p>08/13/1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table:style-name="Default" office:value-type="string">
            <text:p>App Crash's in Debug mode</text:p>
          </table:table-cell>
          <table:table-cell table:style-name="Default"/>
          <table:table-cell office:value-type="date" office:date-value="2012-12-03">
            <text:p>12/03/12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22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i Kumar </meta:initial-creator>
    <meta:creation-date>2012-08-20T22:04:32.79</meta:creation-date>
    <dc:date>2012-12-03T22:10:24.29</dc:date>
    <dc:creator>Sai Kumar </dc:creator>
    <meta:editing-duration>PT00H27M15S</meta:editing-duration>
    <meta:editing-cycles>4</meta:editing-cycles>
    <meta:generator>OpenOffice.org/3.1$Win32 OpenOffice.org_project/310m19$Build-9420</meta:generator>
    <meta:document-statistic meta:table-count="1" meta:cell-count="39" meta:object-count="0"/>
  </office:meta>
</office:document-meta>
</file>